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61cm"/>
    </style:style>
    <style:style style:name="co2" style:family="table-column">
      <style:table-column-properties fo:break-before="auto" style:column-width="11.6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4cm" fo:break-before="auto" style:use-optimal-row-height="true"/>
    </style:style>
    <style:style style:name="ro3" style:family="table-row">
      <style:table-row-properties style:row-height="1.2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SUM</text:p>
          </table:table-cell>
          <table:table-cell table:style-name="ce3"/>
          <table:table-cell table:style-name="ce3" table:formula="of:=SUM([.C4:.C17])" office:value-type="float" office:value="329" calcext:value-type="float">
            <text:p>329</text:p>
          </table:table-cell>
          <table:table-cell table:style-name="ce3"/>
          <table:table-cell table:style-name="ce3" table:formula="of:=SUM([.E4:.E20])" office:value-type="float" office:value="404" calcext:value-type="float">
            <text:p>404</text:p>
          </table:table-cell>
          <table:table-cell table:style-name="ce3"/>
          <table:table-cell table:style-name="ce3" table:formula="of:=SUM([.G4:.G15])" office:value-type="float" office:value="1146" calcext:value-type="float">
            <text:p>1146</text:p>
          </table:table-cell>
          <table:table-cell table:style-name="ce3"/>
          <table:table-cell table:style-name="ce3" table:formula="of:=SUM([.I4:.I106])" office:value-type="float" office:value="16642" calcext:value-type="float">
            <text:p>16642</text:p>
          </table:table-cell>
          <table:table-cell table:style-name="ce3"/>
          <table:table-cell table:style-name="ce3" table:formula="of:=SUM([.K4:.K32])" office:value-type="float" office:value="1146" calcext:value-type="float">
            <text:p>1146</text:p>
          </table:table-cell>
          <table:table-cell table:style-name="ce3"/>
          <table:table-cell table:style-name="ce3" office:value-type="string" calcext:value-type="string">
            <text:p>Excess</text:p>
          </table:table-cell>
          <table:table-cell table:style-name="ce3" office:value-type="string" calcext:value-type="string">
            <text:p>Missing</text:p>
          </table:table-cell>
          <table:table-cell/>
          <table:table-cell table:style-name="ce3" table:number-columns-repeated="1009"/>
        </table:table-row>
        <table:table-row table:style-name="ro1">
          <table:table-cell table:style-name="ce1"/>
          <table:table-cell table:style-name="ce3" table:number-columns-repeated="13"/>
          <table:table-cell/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Query 1</text:p>
          </table:table-cell>
          <table:table-cell table:number-columns-repeated="2" table:style-name="ce3" office:value-type="string" calcext:value-type="string">
            <text:p>Query 2</text:p>
          </table:table-cell>
          <table:table-cell table:number-columns-repeated="2" table:style-name="ce3" office:value-type="string" calcext:value-type="string">
            <text:p>Query 3</text:p>
          </table:table-cell>
          <table:table-cell table:number-columns-repeated="2" table:style-name="ce3" office:value-type="string" calcext:value-type="string">
            <text:p>Query 4</text:p>
          </table:table-cell>
          <table:table-cell table:number-columns-repeated="2" table:style-name="ce3" office:value-type="string" calcext:value-type="string">
            <text:p>Query 5</text:p>
          </table:table-cell>
          <table:table-cell table:number-columns-repeated="2" table:style-name="ce3" office:value-type="string" calcext:value-type="string">
            <text:p>Query 6</text:p>
          </table:table-cell>
          <table:table-cell table:style-name="ce3"/>
          <table:table-cell table:style-name="ce4" table:formula="of:=([.C1]+[.E1])/([.C1]+[.E1]+[.G1])" office:value-type="float" office:value="0.390101117615753" calcext:value-type="float">
            <text:p>0.390101117615753</text:p>
          </table:table-cell>
          <table:table-cell table:style-name="ce5" table:formula="of:=[.I1]/([.I1]+[.K1])" office:value-type="float" office:value="0.935574544636834" calcext:value-type="float">
            <text:p>0.935574544636834</text:p>
          </table:table-cell>
          <table:table-cell/>
          <table:table-cell table:style-name="ce3" table:number-columns-repeated="1009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http://purl.org/choucas.ign.fr/oor#abr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://purl.org/choucas.ign.fr/oor#abr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ire_d&amp;apos;autoroute</text:p>
          </table:table-cell>
          <table:table-cell office:value-type="string" calcext:value-type="string">
            <text:p>http://purl.org/choucas.ign.fr/oor#cany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r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purl.org/choucas.ign.fr/oor#aire_d&amp;apos;autoro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http://purl.org/choucas.ign.fr/oor#casca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url.org/choucas.ign.fr/oor#ar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ing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http://purl.org/choucas.ign.fr/oor#c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y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c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purl.org/choucas.ign.fr/oor#barr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cade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âtiment_administratif</text:p>
          </table:table-cell>
          <table:table-cell office:value-type="string" calcext:value-type="string">
            <text:p>http://purl.org/choucas.ign.fr/oor#gr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ca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ttp://purl.org/choucas.ign.fr/oor#bâtiment_administrat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âtiment_et_installation</text:p>
          </table:table-cell>
          <table:table-cell office:value-type="string" calcext:value-type="string">
            <text:p>http://purl.org/choucas.ign.fr/oor#infrastructure_déplaceme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î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purl.org/choucas.ign.fr/oor#bâtiment_et_instal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êt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rne</text:p>
          </table:table-cell>
          <table:table-cell office:value-type="string" calcext:value-type="string">
            <text:p>http://purl.org/choucas.ign.fr/oor#la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î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purl.org/choucas.ign.fr/oor#bo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i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reau_de_poste</text:p>
          </table:table-cell>
          <table:table-cell office:value-type="string" calcext:value-type="string">
            <text:p>http://purl.org/choucas.ign.fr/oor#lieu-di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ébergement_isolé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ttp://purl.org/choucas.ign.fr/oor#bureau_de_pos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épression_fermé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http://purl.org/choucas.ign.fr/oor#secteur_d&amp;apos;atterrissage_parap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://purl.org/choucas.ign.fr/oor#camp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ontaine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yon</text:p>
          </table:table-cell>
          <table:table-cell office:value-type="string" calcext:value-type="string">
            <text:p>http://purl.org/choucas.ign.fr/oor#secteur_de_décollage_parap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eu-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eu-d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purl.org/choucas.ign.fr/oor#carrefo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are_ferroviè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http://purl.org/choucas.ign.fr/oor#site_d&amp;apos;escala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e_d&amp;apos;escala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purl.org/choucas.ign.fr/oor#casca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ouffr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http://purl.org/choucas.ign.fr/oor#somm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cteur_d&amp;apos;atterrissage_parapen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met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http://purl.org/choucas.ign.fr/oor#caser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ge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erne</text:p>
          </table:table-cell>
          <table:table-cell office:value-type="string" calcext:value-type="string">
            <text:p>http://purl.org/choucas.ign.fr/oor#station_météorolog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_de_décollage_parapen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://purl.org/choucas.ign.fr/oor#caserne_de_pompi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tte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serne_de_pompier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te_d&amp;apos;escalade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http://purl.org/choucas.ign.fr/oor#centrale_électriq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ébergement_accessible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entrale_électrique</text:p>
          </table:table-cell>
          <table:table-cell table:number-columns-repeated="2"/>
          <table:table-cell office:value-type="string" calcext:value-type="string">
            <text:p>sommet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http://purl.org/choucas.ign.fr/oor#centre_de_so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c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e_de_soin</text:p>
          </table:table-cell>
          <table:table-cell table:number-columns-repeated="2"/>
          <table:table-cell office:value-type="string" calcext:value-type="string">
            <text:p>spot_de_slackl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://purl.org/choucas.ign.fr/oor#centre_équest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eu-dit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e_équestre</text:p>
          </table:table-cell>
          <table:table-cell table:number-columns-repeated="2"/>
          <table:table-cell office:value-type="string" calcext:value-type="string">
            <text:p>station_météorologiqu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://purl.org/choucas.ign.fr/oor#champ_de_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if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mp_de_tir</text:p>
          </table:table-cell>
          <table:table-cell table:number-columns-repeated="6"/>
          <table:table-cell office:value-type="string" calcext:value-type="string">
            <text:p>http://purl.org/choucas.ign.fr/oor#chât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if_boisé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âteau</text:p>
          </table:table-cell>
          <table:table-cell table:number-columns-repeated="6"/>
          <table:table-cell office:value-type="string" calcext:value-type="string">
            <text:p>http://purl.org/choucas.ign.fr/oor#cimetiè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é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metière</text:p>
          </table:table-cell>
          <table:table-cell table:number-columns-repeated="6"/>
          <table:table-cell office:value-type="string" calcext:value-type="string">
            <text:p>http://purl.org/choucas.ign.fr/oor#cir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rque</text:p>
          </table:table-cell>
          <table:table-cell table:number-columns-repeated="6"/>
          <table:table-cell office:value-type="string" calcext:value-type="string">
            <text:p>http://purl.org/choucas.ign.fr/oor#cite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erne</text:p>
          </table:table-cell>
          <table:table-cell table:number-columns-repeated="6"/>
          <table:table-cell office:value-type="string" calcext:value-type="string">
            <text:p>http://purl.org/choucas.ign.fr/oor#co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fuge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6"/>
          <table:table-cell office:value-type="string" calcext:value-type="string">
            <text:p>http://purl.org/choucas.ign.fr/oor#collè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cher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lège</text:p>
          </table:table-cell>
          <table:table-cell table:number-columns-repeated="6"/>
          <table:table-cell office:value-type="string" calcext:value-type="string">
            <text:p>http://purl.org/choucas.ign.fr/oor#complexe_sporti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te_d&amp;apos;escalade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plexe_sportif</text:p>
          </table:table-cell>
          <table:table-cell table:number-columns-repeated="6"/>
          <table:table-cell office:value-type="string" calcext:value-type="string">
            <text:p>http://purl.org/choucas.ign.fr/oor#constru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met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uction</text:p>
          </table:table-cell>
          <table:table-cell table:number-columns-repeated="6"/>
          <table:table-cell office:value-type="string" calcext:value-type="string">
            <text:p>http://purl.org/choucas.ign.fr/oor#cours_d&amp;apos;eau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urs_d&amp;apos;eau</text:p>
          </table:table-cell>
          <table:table-cell table:number-columns-repeated="6"/>
          <table:table-cell office:value-type="string" calcext:value-type="string">
            <text:p>http://purl.org/choucas.ign.fr/oor#crêt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urface_neige_et_glac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ête</text:p>
          </table:table-cell>
          <table:table-cell table:number-columns-repeated="6"/>
          <table:table-cell office:value-type="string" calcext:value-type="string">
            <text:p>http://purl.org/choucas.ign.fr/oor#croi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élécabin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ix</text:p>
          </table:table-cell>
          <table:table-cell table:number-columns-repeated="6"/>
          <table:table-cell office:value-type="string" calcext:value-type="string">
            <text:p>http://purl.org/choucas.ign.fr/oor#départ_de_ski_de_f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é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épart_de_ski_de_fond</text:p>
          </table:table-cell>
          <table:table-cell table:number-columns-repeated="6"/>
          <table:table-cell office:value-type="string" calcext:value-type="string">
            <text:p>http://purl.org/choucas.ign.fr/oor#dépression_fermée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épression_fermée</text:p>
          </table:table-cell>
          <table:table-cell table:number-columns-repeated="6"/>
          <table:table-cell office:value-type="string" calcext:value-type="string">
            <text:p>http://purl.org/choucas.ign.fr/oor#équipement_sportif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quipement_sportif</text:p>
          </table:table-cell>
          <table:table-cell table:number-columns-repeated="6"/>
          <table:table-cell office:value-type="string" calcext:value-type="string">
            <text:p>http://purl.org/choucas.ign.fr/oor#escarpement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carpement</text:p>
          </table:table-cell>
          <table:table-cell table:number-columns-repeated="6"/>
          <table:table-cell office:value-type="string" calcext:value-type="string">
            <text:p>http://purl.org/choucas.ign.fr/oor#établissement_d&amp;apos;enseignement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établissement_d&amp;apos;enseignement</text:p>
          </table:table-cell>
          <table:table-cell table:number-columns-repeated="6"/>
          <table:table-cell office:value-type="string" calcext:value-type="string">
            <text:p>http://purl.org/choucas.ign.fr/oor#ferm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rme</text:p>
          </table:table-cell>
          <table:table-cell table:number-columns-repeated="6"/>
          <table:table-cell office:value-type="string" calcext:value-type="string">
            <text:p>http://purl.org/choucas.ign.fr/oor#fontaine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ntaine</text:p>
          </table:table-cell>
          <table:table-cell table:number-columns-repeated="6"/>
          <table:table-cell office:value-type="string" calcext:value-type="string">
            <text:p>http://purl.org/choucas.ign.fr/oor#forêt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êt</text:p>
          </table:table-cell>
          <table:table-cell table:number-columns-repeated="6"/>
          <table:table-cell office:value-type="string" calcext:value-type="string">
            <text:p>http://purl.org/choucas.ign.fr/oor#forêt_domaniale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êt_domaniale</text:p>
          </table:table-cell>
          <table:table-cell table:number-columns-repeated="6"/>
          <table:table-cell office:value-type="string" calcext:value-type="string">
            <text:p>http://purl.org/choucas.ign.fr/oor#gare_ferrovière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_ferrovière</text:p>
          </table:table-cell>
          <table:table-cell table:number-columns-repeated="6"/>
          <table:table-cell office:value-type="string" calcext:value-type="string">
            <text:p>http://purl.org/choucas.ign.fr/oor#gorge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îte</text:p>
          </table:table-cell>
          <table:table-cell table:number-columns-repeated="6"/>
          <table:table-cell office:value-type="string" calcext:value-type="string">
            <text:p>http://purl.org/choucas.ign.fr/oor#gouffre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e</text:p>
          </table:table-cell>
          <table:table-cell table:number-columns-repeated="6"/>
          <table:table-cell office:value-type="string" calcext:value-type="string">
            <text:p>http://purl.org/choucas.ign.fr/oor#grange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uffre</text:p>
          </table:table-cell>
          <table:table-cell table:number-columns-repeated="6"/>
          <table:table-cell office:value-type="string" calcext:value-type="string">
            <text:p>http://purl.org/choucas.ign.fr/oor#grotte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nge</text:p>
          </table:table-cell>
          <table:table-cell table:number-columns-repeated="6"/>
          <table:table-cell office:value-type="string" calcext:value-type="string">
            <text:p>http://purl.org/choucas.ign.fr/oor#hébergement_accessible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tte</text:p>
          </table:table-cell>
          <table:table-cell table:number-columns-repeated="6"/>
          <table:table-cell office:value-type="string" calcext:value-type="string">
            <text:p>http://purl.org/choucas.ign.fr/oor#hôpital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ébergement_accessible</text:p>
          </table:table-cell>
          <table:table-cell table:number-columns-repeated="6"/>
          <table:table-cell office:value-type="string" calcext:value-type="string">
            <text:p>http://purl.org/choucas.ign.fr/oor#installation_d&amp;apos;aquacultu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ébergement_isolé</text:p>
          </table:table-cell>
          <table:table-cell table:number-columns-repeated="6"/>
          <table:table-cell office:value-type="string" calcext:value-type="string">
            <text:p>http://purl.org/choucas.ign.fr/oor#installation_minière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ôpital</text:p>
          </table:table-cell>
          <table:table-cell table:number-columns-repeated="6"/>
          <table:table-cell office:value-type="string" calcext:value-type="string">
            <text:p>http://purl.org/choucas.ign.fr/oor#lac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frastructure_déplacement</text:p>
          </table:table-cell>
          <table:table-cell table:number-columns-repeated="6"/>
          <table:table-cell office:value-type="string" calcext:value-type="string">
            <text:p>http://purl.org/choucas.ign.fr/oor#lavo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stallation_d&amp;apos;aquaculture</text:p>
          </table:table-cell>
          <table:table-cell table:number-columns-repeated="6"/>
          <table:table-cell office:value-type="string" calcext:value-type="string">
            <text:p>http://purl.org/choucas.ign.fr/oor#lieu_de_culte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allation_minière</text:p>
          </table:table-cell>
          <table:table-cell table:number-columns-repeated="6"/>
          <table:table-cell office:value-type="string" calcext:value-type="string">
            <text:p>http://purl.org/choucas.ign.fr/oor#lieu-dit</text:p>
          </table:table-cell>
          <table:table-cell office:value-type="float" office:value="6779" calcext:value-type="float">
            <text:p>67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c</text:p>
          </table:table-cell>
          <table:table-cell table:number-columns-repeated="6"/>
          <table:table-cell office:value-type="string" calcext:value-type="string">
            <text:p>http://purl.org/choucas.ign.fr/oor#lycée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voir</text:p>
          </table:table-cell>
          <table:table-cell table:number-columns-repeated="6"/>
          <table:table-cell office:value-type="string" calcext:value-type="string">
            <text:p>http://purl.org/choucas.ign.fr/oor#mairie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eu_de_culte</text:p>
          </table:table-cell>
          <table:table-cell table:number-columns-repeated="6"/>
          <table:table-cell office:value-type="string" calcext:value-type="string">
            <text:p>http://purl.org/choucas.ign.fr/oor#maison_forestière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eu-dit</text:p>
          </table:table-cell>
          <table:table-cell table:number-columns-repeated="6"/>
          <table:table-cell office:value-type="string" calcext:value-type="string">
            <text:p>http://purl.org/choucas.ign.fr/oor#marai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cée</text:p>
          </table:table-cell>
          <table:table-cell table:number-columns-repeated="6"/>
          <table:table-cell office:value-type="string" calcext:value-type="string">
            <text:p>http://purl.org/choucas.ign.fr/oor#massif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rie</text:p>
          </table:table-cell>
          <table:table-cell table:number-columns-repeated="6"/>
          <table:table-cell office:value-type="string" calcext:value-type="string">
            <text:p>http://purl.org/choucas.ign.fr/oor#massif_boisé</text:p>
          </table:table-cell>
          <table:table-cell office:value-type="float" office:value="595" calcext:value-type="float">
            <text:p>5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ison_forestière</text:p>
          </table:table-cell>
          <table:table-cell table:number-columns-repeated="6"/>
          <table:table-cell office:value-type="string" calcext:value-type="string">
            <text:p>http://purl.org/choucas.ign.fr/oor#monumen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ais</text:p>
          </table:table-cell>
          <table:table-cell table:number-columns-repeated="6"/>
          <table:table-cell office:value-type="string" calcext:value-type="string">
            <text:p>http://purl.org/choucas.ign.fr/oor#moulin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if</text:p>
          </table:table-cell>
          <table:table-cell table:number-columns-repeated="6"/>
          <table:table-cell office:value-type="string" calcext:value-type="string">
            <text:p>http://purl.org/choucas.ign.fr/oor#musée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if_boisé</text:p>
          </table:table-cell>
          <table:table-cell table:number-columns-repeated="6"/>
          <table:table-cell office:value-type="string" calcext:value-type="string">
            <text:p>http://purl.org/choucas.ign.fr/oor#nappe_d&amp;apos;eau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6"/>
          <table:table-cell office:value-type="string" calcext:value-type="string">
            <text:p>http://purl.org/choucas.ign.fr/oor#office_de_tourisme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lin</text:p>
          </table:table-cell>
          <table:table-cell table:number-columns-repeated="6"/>
          <table:table-cell office:value-type="string" calcext:value-type="string">
            <text:p>http://purl.org/choucas.ign.fr/oor#parc_de_loisir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sée</text:p>
          </table:table-cell>
          <table:table-cell table:number-columns-repeated="6"/>
          <table:table-cell office:value-type="string" calcext:value-type="string">
            <text:p>http://purl.org/choucas.ign.fr/oor#parc_national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ppe_d&amp;apos;eau</text:p>
          </table:table-cell>
          <table:table-cell table:number-columns-repeated="6"/>
          <table:table-cell office:value-type="string" calcext:value-type="string">
            <text:p>http://purl.org/choucas.ign.fr/oor#parc_naturel_régional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ffice_de_tourisme</text:p>
          </table:table-cell>
          <table:table-cell table:number-columns-repeated="6"/>
          <table:table-cell office:value-type="string" calcext:value-type="string">
            <text:p>http://purl.org/choucas.ign.fr/oor#parc_zoologiqu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c_de_loisir</text:p>
          </table:table-cell>
          <table:table-cell table:number-columns-repeated="6"/>
          <table:table-cell office:value-type="string" calcext:value-type="string">
            <text:p>http://purl.org/choucas.ign.fr/oor#parking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c_national</text:p>
          </table:table-cell>
          <table:table-cell table:number-columns-repeated="6"/>
          <table:table-cell office:value-type="string" calcext:value-type="string">
            <text:p>http://purl.org/choucas.ign.fr/oor#patinoir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c_naturel_régional</text:p>
          </table:table-cell>
          <table:table-cell table:number-columns-repeated="6"/>
          <table:table-cell office:value-type="string" calcext:value-type="string">
            <text:p>http://purl.org/choucas.ign.fr/oor#pert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c_zoologique</text:p>
          </table:table-cell>
          <table:table-cell table:number-columns-repeated="6"/>
          <table:table-cell office:value-type="string" calcext:value-type="string">
            <text:p>http://purl.org/choucas.ign.fr/oor#pic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6"/>
          <table:table-cell office:value-type="string" calcext:value-type="string">
            <text:p>http://purl.org/choucas.ign.fr/oor#piscine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inoire</text:p>
          </table:table-cell>
          <table:table-cell table:number-columns-repeated="6"/>
          <table:table-cell office:value-type="string" calcext:value-type="string">
            <text:p>http://purl.org/choucas.ign.fr/oor#piste_de_spor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te</text:p>
          </table:table-cell>
          <table:table-cell table:number-columns-repeated="6"/>
          <table:table-cell office:value-type="string" calcext:value-type="string">
            <text:p>http://purl.org/choucas.ign.fr/oor#plag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c</text:p>
          </table:table-cell>
          <table:table-cell table:number-columns-repeated="6"/>
          <table:table-cell office:value-type="string" calcext:value-type="string">
            <text:p>http://purl.org/choucas.ign.fr/oor#plaine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scine</text:p>
          </table:table-cell>
          <table:table-cell table:number-columns-repeated="6"/>
          <table:table-cell office:value-type="string" calcext:value-type="string">
            <text:p>http://purl.org/choucas.ign.fr/oor#pont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ste_de_sport</text:p>
          </table:table-cell>
          <table:table-cell table:number-columns-repeated="6"/>
          <table:table-cell office:value-type="string" calcext:value-type="string">
            <text:p>http://purl.org/choucas.ign.fr/oor#poste_de_gendarmerie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ge</text:p>
          </table:table-cell>
          <table:table-cell table:number-columns-repeated="6"/>
          <table:table-cell office:value-type="string" calcext:value-type="string">
            <text:p>http://purl.org/choucas.ign.fr/oor#quartier</text:p>
          </table:table-cell>
          <table:table-cell office:value-type="float" office:value="924" calcext:value-type="float">
            <text:p>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ine</text:p>
          </table:table-cell>
          <table:table-cell table:number-columns-repeated="6"/>
          <table:table-cell office:value-type="string" calcext:value-type="string">
            <text:p>http://purl.org/choucas.ign.fr/oor#refuge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nt</text:p>
          </table:table-cell>
          <table:table-cell table:number-columns-repeated="6"/>
          <table:table-cell office:value-type="string" calcext:value-type="string">
            <text:p>http://purl.org/choucas.ign.fr/oor#remontée_mécanique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ste_de_gendarmerie</text:p>
          </table:table-cell>
          <table:table-cell table:number-columns-repeated="6"/>
          <table:table-cell office:value-type="string" calcext:value-type="string">
            <text:p>http://purl.org/choucas.ign.fr/oor#réserve_naturelle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rtier</text:p>
          </table:table-cell>
          <table:table-cell table:number-columns-repeated="6"/>
          <table:table-cell office:value-type="string" calcext:value-type="string">
            <text:p>http://purl.org/choucas.ign.fr/oor#retenu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fuge</text:p>
          </table:table-cell>
          <table:table-cell table:number-columns-repeated="6"/>
          <table:table-cell office:value-type="string" calcext:value-type="string">
            <text:p>http://purl.org/choucas.ign.fr/oor#rocher</text:p>
          </table:table-cell>
          <table:table-cell office:value-type="float" office:value="439" calcext:value-type="float">
            <text:p>4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montée_mécanique</text:p>
          </table:table-cell>
          <table:table-cell table:number-columns-repeated="6"/>
          <table:table-cell office:value-type="string" calcext:value-type="string">
            <text:p>http://purl.org/choucas.ign.fr/oor#ruine</text:p>
          </table:table-cell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serve_naturelle</text:p>
          </table:table-cell>
          <table:table-cell table:number-columns-repeated="6"/>
          <table:table-cell office:value-type="string" calcext:value-type="string">
            <text:p>http://purl.org/choucas.ign.fr/oor#salle_de_spectacle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tenue</text:p>
          </table:table-cell>
          <table:table-cell table:number-columns-repeated="6"/>
          <table:table-cell office:value-type="string" calcext:value-type="string">
            <text:p>http://purl.org/choucas.ign.fr/oor#sentie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her</text:p>
          </table:table-cell>
          <table:table-cell table:number-columns-repeated="6"/>
          <table:table-cell office:value-type="string" calcext:value-type="string">
            <text:p>http://purl.org/choucas.ign.fr/oor#site_d&amp;apos;escalade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ine</text:p>
          </table:table-cell>
          <table:table-cell table:number-columns-repeated="6"/>
          <table:table-cell office:value-type="string" calcext:value-type="string">
            <text:p>http://purl.org/choucas.ign.fr/oor#site_de_vol_libre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e</text:p>
          </table:table-cell>
          <table:table-cell table:number-columns-repeated="6"/>
          <table:table-cell office:value-type="string" calcext:value-type="string">
            <text:p>http://purl.org/choucas.ign.fr/oor#sommet</text:p>
          </table:table-cell>
          <table:table-cell office:value-type="float" office:value="442" calcext:value-type="float">
            <text:p>4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lle_de_spectacle</text:p>
          </table:table-cell>
          <table:table-cell table:number-columns-repeated="6"/>
          <table:table-cell office:value-type="string" calcext:value-type="string">
            <text:p>http://purl.org/choucas.ign.fr/oor#source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cteur_d&amp;apos;atterrissage_parapente</text:p>
          </table:table-cell>
          <table:table-cell table:number-columns-repeated="6"/>
          <table:table-cell office:value-type="string" calcext:value-type="string">
            <text:p>http://purl.org/choucas.ign.fr/oor#station_d&amp;apos;épuration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cteur_de_décollage_parapente</text:p>
          </table:table-cell>
          <table:table-cell table:number-columns-repeated="6"/>
          <table:table-cell office:value-type="string" calcext:value-type="string">
            <text:p>http://purl.org/choucas.ign.fr/oor#surface_neige_et_glace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er</text:p>
          </table:table-cell>
          <table:table-cell table:number-columns-repeated="6"/>
          <table:table-cell office:value-type="string" calcext:value-type="string">
            <text:p>http://purl.org/choucas.ign.fr/oor#télécabine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te_d&amp;apos;escalade</text:p>
          </table:table-cell>
          <table:table-cell table:number-columns-repeated="6"/>
          <table:table-cell office:value-type="string" calcext:value-type="string">
            <text:p>http://purl.org/choucas.ign.fr/oor#télésiège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te_de_vol_libre</text:p>
          </table:table-cell>
          <table:table-cell table:number-columns-repeated="6"/>
          <table:table-cell office:value-type="string" calcext:value-type="string">
            <text:p>http://purl.org/choucas.ign.fr/oor#téléski</text:p>
          </table:table-cell>
          <table:table-cell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mmet</text:p>
          </table:table-cell>
          <table:table-cell table:number-columns-repeated="6"/>
          <table:table-cell office:value-type="string" calcext:value-type="string">
            <text:p>http://purl.org/choucas.ign.fr/oor#terrain_d&amp;apos;aviation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6"/>
          <table:table-cell office:value-type="string" calcext:value-type="string">
            <text:p>http://purl.org/choucas.ign.fr/oor#terrain_de_golf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ot_de_slackline</text:p>
          </table:table-cell>
          <table:table-cell table:number-columns-repeated="6"/>
          <table:table-cell office:value-type="string" calcext:value-type="string">
            <text:p>http://purl.org/choucas.ign.fr/oor#tunnel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ion_d&amp;apos;épuration</text:p>
          </table:table-cell>
          <table:table-cell table:number-columns-repeated="6"/>
          <table:table-cell office:value-type="string" calcext:value-type="string">
            <text:p>http://purl.org/choucas.ign.fr/oor#usine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ion_météorologique</text:p>
          </table:table-cell>
          <table:table-cell table:number-columns-repeated="6"/>
          <table:table-cell office:value-type="string" calcext:value-type="string">
            <text:p>http://purl.org/choucas.ign.fr/oor#vallée</text:p>
          </table:table-cell>
          <table:table-cell office:value-type="float" office:value="981" calcext:value-type="float">
            <text:p>9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face_neige_et_glace</text:p>
          </table:table-cell>
          <table:table-cell table:number-columns-repeated="6"/>
          <table:table-cell office:value-type="string" calcext:value-type="string">
            <text:p>http://purl.org/choucas.ign.fr/oor#versant</text:p>
          </table:table-cell>
          <table:table-cell office:value-type="float" office:value="548" calcext:value-type="float">
            <text:p>5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élécabine</text:p>
          </table:table-cell>
          <table:table-cell table:number-columns-repeated="6"/>
          <table:table-cell office:value-type="string" calcext:value-type="string">
            <text:p>http://purl.org/choucas.ign.fr/oor#vestige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élésiège</text:p>
          </table:table-cell>
          <table:table-cell table:number-columns-repeated="6"/>
          <table:table-cell office:value-type="string" calcext:value-type="string">
            <text:p>http://purl.org/choucas.ign.fr/oor#zone_d'activité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éléski</text:p>
          </table:table-cell>
          <table:table-cell table:number-columns-repeated="6"/>
          <table:table-cell office:value-type="string" calcext:value-type="string">
            <text:p>http://purl.org/choucas.ign.fr/oor#zone_d&amp;apos;activité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rrain_d&amp;apos;aviation</text:p>
          </table:table-cell>
          <table:table-cell table:number-columns-repeated="7"/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_de_g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n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lé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sti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ne_d'activit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one_d&amp;apos;activité</text:p>
          </table:table-cell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4T16:55:34.044317175</meta:creation-date>
    <meta:generator>LibreOffice/7.3.2.2$MacOSX_AARCH64 LibreOffice_project/49f2b1bff42cfccbd8f788c8dc32c1c309559be0</meta:generator>
    <dc:date>2022-05-14T17:05:21.874742949</dc:date>
    <meta:editing-duration>PT9M47S</meta:editing-duration>
    <meta:editing-cycles>1</meta:editing-cycles>
    <meta:document-statistic meta:table-count="1" meta:cell-count="477" meta:object-count="0"/>
  </office:meta>
</office:document-meta>
</file>